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4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5" style:parent-style-name="Sansinterligne" style:family="paragraph">
      <style:text-properties fo:font-size="14pt" style:font-size-asian="14pt" style:font-size-complex="14pt" fo:language="en" fo:country="US"/>
    </style:style>
    <style:style style:name="P6" style:parent-style-name="Sansinterligne" style:family="paragraph">
      <style:text-properties fo:font-size="14pt" style:font-size-asian="14pt" style:font-size-complex="14pt"/>
    </style:style>
    <style:style style:name="P7" style:parent-style-name="Sansinterligne" style:family="paragraph">
      <style:text-properties fo:font-size="14pt" style:font-size-asian="14pt" style:font-size-complex="14pt" fo:language="en" fo:country="US"/>
    </style:style>
    <style:style style:name="P8" style:parent-style-name="Sansinterligne" style:family="paragraph">
      <style:text-properties fo:font-size="14pt" style:font-size-asian="14pt" style:font-size-complex="14pt" fo:language="en" fo:country="US"/>
    </style:style>
    <style:style style:name="P9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0" style:parent-style-name="Sansinterligne" style:family="paragraph">
      <style:text-properties fo:font-size="14pt" style:font-size-asian="14pt" style:font-size-complex="14pt" fo:language="en" fo:country="US"/>
    </style:style>
    <style:style style:name="P11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2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13" style:parent-style-name="Sansinterligne" style:family="paragraph">
      <style:text-properties fo:font-size="14pt" style:font-size-asian="14pt" style:font-size-complex="14pt" fo:language="en" fo:country="US"/>
    </style:style>
    <style:style style:name="P1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5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7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0" style:parent-style-name="Sansinterligne" style:family="paragraph">
      <style:text-properties fo:font-size="14pt" style:font-size-asian="14pt" style:font-size-complex="14pt" fo:language="en" fo:country="US"/>
    </style:style>
    <style:style style:name="P21" style:parent-style-name="Sansinterligne" style:family="paragraph">
      <style:text-properties fo:font-size="14pt" style:font-size-asian="14pt" style:font-size-complex="14pt" fo:language="en" fo:country="US"/>
    </style:style>
    <style:style style:name="P22" style:parent-style-name="Sansinterligne" style:family="paragraph">
      <style:text-properties fo:font-size="14pt" style:font-size-asian="14pt" style:font-size-complex="14pt" fo:language="en" fo:country="US"/>
    </style:style>
    <style:style style:name="P2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4" style:parent-style-name="Sansinterligne" style:family="paragraph">
      <style:text-properties style:font-name="Segoe UI" style:font-name-complex="Segoe UI" fo:color="#141414" fo:font-size="14pt" style:font-size-asian="14pt" style:font-size-complex="14pt" fo:background-color="#F8F8F8" fo:language="en" fo:country="US"/>
    </style:style>
    <style:style style:name="P25" style:parent-style-name="Sansinterligne" style:family="paragraph">
      <style:text-properties fo:font-size="14pt" style:font-size-asian="14pt" style:font-size-complex="14pt" fo:language="en" fo:country="US"/>
    </style:style>
    <style:style style:name="T26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7" style:parent-style-name="Sansinterligne" style:family="paragraph">
      <style:text-properties fo:font-size="14pt" style:font-size-asian="14pt" style:font-size-complex="14pt" fo:language="en" fo:country="US"/>
    </style:style>
    <style:style style:name="P28" style:parent-style-name="Sansinterligne" style:family="paragraph">
      <style:text-properties fo:font-size="14pt" style:font-size-asian="14pt" style:font-size-complex="14pt" fo:language="en" fo:country="US"/>
    </style:style>
    <style:style style:name="P2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0" style:parent-style-name="Sansinterligne" style:family="paragraph">
      <style:text-properties fo:font-size="14pt" style:font-size-asian="14pt" style:font-size-complex="14pt" fo:language="en" fo:country="US"/>
    </style:style>
    <style:style style:name="P31" style:parent-style-name="Sansinterligne" style:family="paragraph">
      <style:text-properties fo:font-size="14pt" style:font-size-asian="14pt" style:font-size-complex="14pt" fo:language="en" fo:country="US"/>
    </style:style>
    <style:style style:name="P32" style:parent-style-name="Sansinterligne" style:family="paragraph">
      <style:text-properties fo:font-size="14pt" style:font-size-asian="14pt" style:font-size-complex="14pt" fo:language="en" fo:country="US"/>
    </style:style>
    <style:style style:name="P33" style:parent-style-name="Sansinterligne" style:family="paragraph">
      <style:text-properties fo:font-size="14pt" style:font-size-asian="14pt" style:font-size-complex="14pt" fo:language="en" fo:country="US"/>
    </style:style>
    <style:style style:name="P34" style:parent-style-name="Sansinterligne" style:family="paragraph">
      <style:text-properties fo:font-size="14pt" style:font-size-asian="14pt" style:font-size-complex="14pt" fo:language="en" fo:country="US"/>
    </style:style>
    <style:style style:name="P3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6" style:parent-style-name="Sansinterligne" style:family="paragraph">
      <style:text-properties fo:font-size="14pt" style:font-size-asian="14pt" style:font-size-complex="14pt" fo:language="en" fo:country="US"/>
    </style:style>
    <style:style style:name="P3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0" style:parent-style-name="Sansinterligne" style:family="paragraph">
      <style:text-properties fo:font-size="14pt" style:font-size-asian="14pt" style:font-size-complex="14pt" fo:language="en" fo:country="US"/>
    </style:style>
    <style:style style:name="P41" style:parent-style-name="Sansinterligne" style:family="paragraph">
      <style:text-properties fo:font-size="14pt" style:font-size-asian="14pt" style:font-size-complex="14pt" fo:language="en" fo:country="US"/>
    </style:style>
    <style:style style:name="P42" style:parent-style-name="Sansinterligne" style:family="paragraph">
      <style:text-properties fo:font-size="14pt" style:font-size-asian="14pt" style:font-size-complex="14pt" fo:language="en" fo:country="US"/>
    </style:style>
    <style:style style:name="P43" style:parent-style-name="Sansinterligne" style:family="paragraph">
      <style:text-properties fo:font-size="14pt" style:font-size-asian="14pt" style:font-size-complex="14pt" fo:language="en" fo:country="US"/>
    </style:style>
    <style:style style:name="P44" style:parent-style-name="Sansinterligne" style:family="paragraph">
      <style:text-properties fo:font-size="14pt" style:font-size-asian="14pt" style:font-size-complex="14pt" fo:language="en" fo:country="US"/>
    </style:style>
    <style:style style:name="P4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7" style:parent-style-name="Sansinterligne" style:family="paragraph">
      <style:text-properties fo:font-size="14pt" style:font-size-asian="14pt" style:font-size-complex="14pt" fo:language="en" fo:country="US"/>
    </style:style>
    <style:style style:name="P4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1" style:parent-style-name="Sansinterligne" style:family="paragraph">
      <style:text-properties fo:font-size="14pt" style:font-size-asian="14pt" style:font-size-complex="14pt" fo:language="en" fo:country="US"/>
    </style:style>
    <style:style style:name="P52" style:parent-style-name="Sansinterligne" style:family="paragraph">
      <style:text-properties fo:font-size="14pt" style:font-size-asian="14pt" style:font-size-complex="14pt" fo:language="en" fo:country="US"/>
    </style:style>
    <style:style style:name="P5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5" style:parent-style-name="Sansinterligne" style:family="paragraph">
      <style:text-properties fo:font-size="14pt" style:font-size-asian="14pt" style:font-size-complex="14pt" fo:language="en" fo:country="US"/>
    </style:style>
    <style:style style:name="P5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8" style:parent-style-name="Sansinterligne" style:family="paragraph">
      <style:text-properties fo:font-size="14pt" style:font-size-asian="14pt" style:font-size-complex="14pt" fo:language="en" fo:country="US"/>
    </style:style>
    <style:style style:name="P59" style:parent-style-name="Sansinterligne" style:family="paragraph">
      <style:text-properties fo:font-size="14pt" style:font-size-asian="14pt" style:font-size-complex="14pt" fo:language="en" fo:country="US"/>
    </style:style>
    <style:style style:name="P60" style:parent-style-name="Sansinterligne" style:family="paragraph">
      <style:text-properties fo:font-size="14pt" style:font-size-asian="14pt" style:font-size-complex="14pt" fo:language="en" fo:country="US"/>
    </style:style>
    <style:style style:name="P6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3" style:parent-style-name="Sansinterligne" style:family="paragraph">
      <style:text-properties fo:font-size="14pt" style:font-size-asian="14pt" style:font-size-complex="14pt" fo:language="en" fo:country="US"/>
    </style:style>
    <style:style style:name="P64" style:parent-style-name="Sansinterligne" style:family="paragraph">
      <style:text-properties fo:font-size="14pt" style:font-size-asian="14pt" style:font-size-complex="14pt" fo:language="en" fo:country="US"/>
    </style:style>
    <style:style style:name="P65" style:parent-style-name="Sansinterligne" style:family="paragraph">
      <style:text-properties fo:font-size="14pt" style:font-size-asian="14pt" style:font-size-complex="14pt" fo:language="en" fo:country="US"/>
    </style:style>
    <style:style style:name="P66" style:parent-style-name="Sansinterligne" style:family="paragraph">
      <style:text-properties fo:font-size="14pt" style:font-size-asian="14pt" style:font-size-complex="14pt" fo:language="en" fo:country="US"/>
    </style:style>
    <style:style style:name="P67" style:parent-style-name="Sansinterligne" style:family="paragraph">
      <style:text-properties fo:font-size="12pt" style:font-size-asian="12pt" style:font-size-complex="12pt" fo:language="en" fo:country="US"/>
    </style:style>
    <style:style style:name="P68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9" style:parent-style-name="Sansinterligne" style:family="paragraph">
      <style:text-properties fo:font-size="12pt" style:font-size-asian="12pt" style:font-size-complex="12pt" fo:language="en" fo:country="US"/>
    </style:style>
    <style:style style:name="P70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1" style:parent-style-name="Sansinterligne" style:family="paragraph">
      <style:text-properties fo:font-size="14pt" style:font-size-asian="14pt" style:font-size-complex="14pt" fo:language="en" fo:country="US"/>
    </style:style>
    <style:style style:name="P72" style:parent-style-name="Sansinterligne" style:family="paragraph">
      <style:text-properties fo:font-size="12pt" style:font-size-asian="12pt" style:font-size-complex="12pt" fo:language="en" fo:country="US"/>
    </style:style>
    <style:style style:name="P73" style:parent-style-name="Sansinterligne" style:family="paragraph">
      <style:text-properties fo:font-size="12pt" style:font-size-asian="12pt" style:font-size-complex="12pt" fo:language="en" fo:country="US"/>
    </style:style>
    <style:style style:name="P74" style:parent-style-name="Sansinterligne" style:family="paragraph">
      <style:text-properties fo:font-size="12pt" style:font-size-asian="12pt" style:font-size-complex="12pt" fo:language="en" fo:country="US"/>
    </style:style>
    <style:style style:name="P75" style:parent-style-name="Sansinterligne" style:family="paragraph">
      <style:text-properties fo:font-size="12pt" style:font-size-asian="12pt" style:font-size-complex="12pt" fo:language="en" fo:country="US"/>
    </style:style>
    <style:style style:name="P76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7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8" style:parent-style-name="Sansinterligne" style:list-style-name="LFO1" style:family="paragraph">
      <style:text-properties style:font-name-complex="Calibri" fo:color="#141414" fo:font-size="14pt" style:font-size-asian="14pt" style:font-size-complex="14pt" fo:background-color="#F8F8F8" fo:language="en" fo:country="US"/>
    </style:style>
    <style:style style:name="P79" style:parent-style-name="Sansinterligne" style:family="paragraph">
      <style:paragraph-properties fo:margin-left="0.25in">
        <style:tab-stops/>
      </style:paragraph-properties>
    </style:style>
    <style:style style:name="T8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5" style:parent-style-name="Policepardéfaut" style:family="text">
      <style:text-properties fo:font-size="14pt" style:font-size-asian="14pt" style:font-size-complex="14pt" fo:language="en" fo:country="US"/>
    </style:style>
    <style:style style:name="T11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2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2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2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2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2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2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P12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8" style:parent-style-name="Sansinterligne" style:family="paragraph">
      <style:text-properties fo:font-size="14pt" style:font-size-asian="14pt" style:font-size-complex="14pt" fo:language="en" fo:country="US"/>
    </style:style>
    <style:style style:name="P129" style:parent-style-name="Sansinterligne" style:family="paragraph">
      <style:text-properties fo:font-size="14pt" style:font-size-asian="14pt" style:font-size-complex="14pt" fo:language="en" fo:country="US"/>
    </style:style>
    <style:style style:name="P13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31" style:parent-style-name="Sansinterligne" style:family="paragraph">
      <style:text-properties fo:font-size="14pt" style:font-size-asian="14pt" style:font-size-complex="14pt" fo:language="en" fo:country="US"/>
    </style:style>
    <style:style style:name="P132" style:parent-style-name="Sansinterligne" style:family="paragraph">
      <style:text-properties fo:font-size="14pt" style:font-size-asian="14pt" style:font-size-complex="14pt" fo:language="en" fo:country="US"/>
    </style:style>
    <style:style style:name="P133" style:parent-style-name="Sansinterligne" style:family="paragraph">
      <style:text-properties fo:font-size="14pt" style:font-size-asian="14pt" style:font-size-complex="14pt" fo:language="en" fo:country="US"/>
    </style:style>
    <style:style style:name="P134" style:parent-style-name="Sansinterligne" style:family="paragraph">
      <style:text-properties fo:font-size="14pt" style:font-size-asian="14pt" style:font-size-complex="14pt" fo:language="en" fo:country="US"/>
    </style:style>
    <style:style style:name="P135" style:parent-style-name="Sansinterligne" style:family="paragraph">
      <style:text-properties fo:font-size="14pt" style:font-size-asian="14pt" style:font-size-complex="14pt" fo:language="en" fo:country="US"/>
    </style:style>
    <style:style style:name="P136" style:parent-style-name="Sansinterligne" style:family="paragraph">
      <style:text-properties fo:font-size="14pt" style:font-size-asian="14pt" style:font-size-complex="14pt" fo:language="en" fo:country="US"/>
    </style:style>
    <style:style style:name="P137" style:parent-style-name="Sansinterligne" style:family="paragraph">
      <style:text-properties fo:font-size="14pt" style:font-size-asian="14pt" style:font-size-complex="14pt" fo:language="en" fo:country="US"/>
    </style:style>
    <style:style style:name="P138" style:parent-style-name="Sansinterligne" style:family="paragraph">
      <style:text-properties fo:font-size="14pt" style:font-size-asian="14pt" style:font-size-complex="14pt" fo:language="en" fo:country="US"/>
    </style:style>
    <style:style style:name="P139" style:parent-style-name="Sansinterligne" style:family="paragraph">
      <style:text-properties fo:font-size="14pt" style:font-size-asian="14pt" style:font-size-complex="14pt" fo:language="en" fo:country="US"/>
    </style:style>
    <style:style style:name="P14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41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T142" style:parent-style-name="Policepardéfaut" style:family="text">
      <style:text-properties style:font-name="Segoe UI" style:font-name-complex="Segoe UI" fo:color="#141414" fo:font-size="11.5pt" style:font-size-asian="11.5pt" style:font-size-complex="11.5pt" fo:language="en" fo:country="US"/>
    </style:style>
    <style:style style:name="T143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44" style:parent-style-name="Sansinterligne" style:family="paragraph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4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46" style:parent-style-name="Sansinterligne" style:family="paragraph">
      <style:text-properties fo:font-size="14pt" style:font-size-asian="14pt" style:font-size-complex="14pt" fo:language="en" fo:country="US"/>
    </style:style>
    <style:style style:name="P147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4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49" style:parent-style-name="Sansinterligne" style:family="paragraph">
      <style:text-properties fo:font-size="14pt" style:font-size-asian="14pt" style:font-size-complex="14pt" fo:language="en" fo:country="US"/>
    </style:style>
    <style:style style:name="P150" style:parent-style-name="Sansinterligne" style:family="paragraph">
      <style:text-properties fo:font-size="14pt" style:font-size-asian="14pt" style:font-size-complex="14pt" fo:language="en" fo:country="US"/>
    </style:style>
    <style:style style:name="P151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52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3" style:parent-style-name="Sansinterligne" style:family="paragraph">
      <style:text-properties fo:font-size="12pt" style:font-size-asian="12pt" style:font-size-complex="12pt" fo:language="en" fo:country="US"/>
    </style:style>
    <style:style style:name="P154" style:parent-style-name="Sansinterligne" style:family="paragraph">
      <style:text-properties fo:font-size="14pt" style:font-size-asian="14pt" style:font-size-complex="14pt" fo:language="en" fo:country="US"/>
    </style:style>
    <style:style style:name="P155" style:parent-style-name="Sansinterligne" style:family="paragraph">
      <style:text-properties fo:font-size="14pt" style:font-size-asian="14pt" style:font-size-complex="14pt" fo:language="en" fo:country="US"/>
    </style:style>
    <style:style style:name="P156" style:parent-style-name="Sansinterligne" style:family="paragraph">
      <style:text-properties fo:font-size="14pt" style:font-size-asian="14pt" style:font-size-complex="14pt" fo:language="en" fo:country="US"/>
    </style:style>
    <style:style style:name="P157" style:parent-style-name="Sansinterligne" style:family="paragraph">
      <style:text-properties fo:font-size="14pt" style:font-size-asian="14pt" style:font-size-complex="14pt" fo:language="en" fo:country="US"/>
    </style:style>
    <style:style style:name="P158" style:parent-style-name="Sansinterligne" style:family="paragraph">
      <style:text-properties fo:font-size="14pt" style:font-size-asian="14pt" style:font-size-complex="14pt" fo:language="en" fo:country="US"/>
    </style:style>
    <style:style style:name="P15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0" style:parent-style-name="Sansinterligne" style:family="paragraph">
      <style:text-properties fo:font-size="14pt" style:font-size-asian="14pt" style:font-size-complex="14pt" fo:language="en" fo:country="US"/>
    </style:style>
    <style:style style:name="P161" style:parent-style-name="Sansinterligne" style:family="paragraph">
      <style:text-properties fo:font-size="14pt" style:font-size-asian="14pt" style:font-size-complex="14pt" fo:language="en" fo:country="US"/>
    </style:style>
    <style:style style:name="P162" style:parent-style-name="Sansinterligne" style:family="paragraph">
      <style:text-properties fo:font-size="14pt" style:font-size-asian="14pt" style:font-size-complex="14pt" fo:language="en" fo:country="US"/>
    </style:style>
    <style:style style:name="P163" style:parent-style-name="Sansinterligne" style:family="paragraph">
      <style:text-properties fo:font-size="14pt" style:font-size-asian="14pt" style:font-size-complex="14pt" fo:language="en" fo:country="US"/>
    </style:style>
    <style:style style:name="P164" style:parent-style-name="Sansinterligne" style:family="paragraph">
      <style:text-properties fo:font-size="14pt" style:font-size-asian="14pt" style:font-size-complex="14pt" fo:language="en" fo:country="US"/>
    </style:style>
    <style:style style:name="P165" style:parent-style-name="Sansinterligne" style:family="paragraph">
      <style:text-properties fo:font-size="14pt" style:font-size-asian="14pt" style:font-size-complex="14pt" fo:language="en" fo:country="US"/>
    </style:style>
    <style:style style:name="P166" style:parent-style-name="Sansinterligne" style:family="paragraph">
      <style:text-properties fo:font-size="14pt" style:font-size-asian="14pt" style:font-size-complex="14pt" fo:language="en" fo:country="US"/>
    </style:style>
    <style:style style:name="P16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8" style:parent-style-name="Sansinterligne" style:family="paragraph">
      <style:text-properties fo:font-size="14pt" style:font-size-asian="14pt" style:font-size-complex="14pt" fo:language="en" fo:country="US"/>
    </style:style>
    <style:style style:name="P169" style:parent-style-name="Sansinterligne" style:family="paragraph">
      <style:text-properties fo:font-size="14pt" style:font-size-asian="14pt" style:font-size-complex="14pt" fo:language="en" fo:country="US"/>
    </style:style>
    <style:style style:name="P170" style:parent-style-name="Sansinterligne" style:family="paragraph">
      <style:text-properties fo:font-size="14pt" style:font-size-asian="14pt" style:font-size-complex="14pt" fo:language="en" fo:country="US"/>
    </style:style>
    <style:style style:name="P171" style:parent-style-name="Sansinterligne" style:family="paragraph">
      <style:text-properties fo:font-size="14pt" style:font-size-asian="14pt" style:font-size-complex="14pt" fo:language="en" fo:country="US"/>
    </style:style>
    <style:style style:name="P172" style:parent-style-name="Sansinterligne" style:family="paragraph">
      <style:text-properties fo:font-size="14pt" style:font-size-asian="14pt" style:font-size-complex="14pt" fo:language="en" fo:country="US"/>
    </style:style>
    <style:style style:name="P17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4" style:parent-style-name="Sansinterligne" style:family="paragraph">
      <style:text-properties fo:font-size="14pt" style:font-size-asian="14pt" style:font-size-complex="14pt" fo:language="en" fo:country="US"/>
    </style:style>
    <style:style style:name="P175" style:parent-style-name="Sansinterligne" style:family="paragraph">
      <style:text-properties fo:font-size="14pt" style:font-size-asian="14pt" style:font-size-complex="14pt" fo:language="en" fo:country="US"/>
    </style:style>
    <style:style style:name="P176" style:parent-style-name="Sansinterligne" style:family="paragraph">
      <style:text-properties fo:font-size="14pt" style:font-size-asian="14pt" style:font-size-complex="14pt" fo:language="en" fo:country="US"/>
    </style:style>
    <style:style style:name="P177" style:parent-style-name="Sansinterligne" style:family="paragraph">
      <style:text-properties fo:font-size="14pt" style:font-size-asian="14pt" style:font-size-complex="14pt" fo:language="en" fo:country="US"/>
    </style:style>
    <style:style style:name="P178" style:parent-style-name="Sansinterligne" style:family="paragraph">
      <style:text-properties fo:font-size="14pt" style:font-size-asian="14pt" style:font-size-complex="14pt" fo:language="en" fo:country="US"/>
    </style:style>
    <style:style style:name="P17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80" style:parent-style-name="Sansinterligne" style:family="paragraph">
      <style:text-properties fo:font-size="14pt" style:font-size-asian="14pt" style:font-size-complex="14pt" fo:language="en" fo:country="US"/>
    </style:style>
    <style:style style:name="P181" style:parent-style-name="Sansinterligne" style:family="paragraph">
      <style:text-properties fo:font-size="14pt" style:font-size-asian="14pt" style:font-size-complex="14pt" fo:language="en" fo:country="US"/>
    </style:style>
    <style:style style:name="P182" style:parent-style-name="Sansinterligne" style:family="paragraph">
      <style:text-properties fo:font-size="14pt" style:font-size-asian="14pt" style:font-size-complex="14pt" fo:language="en" fo:country="US"/>
    </style:style>
    <style:style style:name="P18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84" style:parent-style-name="Sansinterligne" style:family="paragraph">
      <style:text-properties fo:font-size="14pt" style:font-size-asian="14pt" style:font-size-complex="14pt" fo:language="en" fo:country="US"/>
    </style:style>
    <style:style style:name="P185" style:parent-style-name="Sansinterligne" style:family="paragraph">
      <style:text-properties fo:font-size="14pt" style:font-size-asian="14pt" style:font-size-complex="14pt" fo:language="en" fo:country="US"/>
    </style:style>
    <style:style style:name="P186" style:parent-style-name="Sansinterligne" style:family="paragraph">
      <style:text-properties fo:font-size="14pt" style:font-size-asian="14pt" style:font-size-complex="14pt" fo:language="en" fo:country="US"/>
    </style:style>
    <style:style style:name="P18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88" style:parent-style-name="Sansinterligne" style:family="paragraph">
      <style:text-properties fo:font-size="14pt" style:font-size-asian="14pt" style:font-size-complex="14pt" fo:language="en" fo:country="US"/>
    </style:style>
    <style:style style:name="P189" style:parent-style-name="Sansinterligne" style:family="paragraph">
      <style:text-properties fo:language="en" fo:country="US"/>
    </style:style>
  </office:automatic-styles>
  <office:body>
    <office:text text:use-soft-page-breaks="true">
      <text:p text:style-name="P1">Credits</text:p>
      <text:p text:style-name="P2"/>
      <text:p text:style-name="P3">Team</text:p>
      <text:p text:style-name="P4"/>
      <text:p text:style-name="P5">Grogro (lead dev)</text:p>
      <text:p text:style-name="P6">Fuzzy2319 (code assistant):<text:s/>labyrinth code</text:p>
      <text:p text:style-name="P7">Boony:<text:s/>Regi and Mewtwo animations</text:p>
      <text:p text:style-name="P8"/>
      <text:p text:style-name="P9">Testers</text:p>
      <text:p text:style-name="P10">Eskiss</text:p>
      <text:p text:style-name="P11"/>
      <text:p text:style-name="P12">Scripts</text:p>
      <text:p text:style-name="P13"/>
      <text:p text:style-name="P14">Things I made for this game</text:p>
      <text:p text:style-name="P15">Clone trainer Plugin</text:p>
      <text:p text:style-name="P16">Ultimate Move Tutor</text:p>
      <text:p text:style-name="P17">Pokepaste to Essentials</text:p>
      <text:p text:style-name="P18"/>
      <text:p text:style-name="P19">Mid Battle Dialogue</text:p>
      <text:p text:style-name="P20">Golisopod User, Luka SJ</text:p>
      <text:p text:style-name="P21">Ported to v21 by me</text:p>
      <text:p text:style-name="P22"/>
      <text:p text:style-name="P23">Evolution scaling script</text:p>
      <text:p text:style-name="P24">Benitex, Joltik, Umbreon<text:s/></text:p>
      <text:p text:style-name="P25"/>
      <text:p text:style-name="Sansinterligne"><text:span text:style-name="T26">Pokémon selection</text:span></text:p>
      <text:p text:style-name="P27">FL</text:p>
      <text:p text:style-name="P28"/>
      <text:p text:style-name="P29">Hm Items</text:p>
      <text:p text:style-name="P30">Bergium</text:p>
      <text:p text:style-name="P31">TechSkylander</text:p>
      <text:p text:style-name="P32">Moyo</text:p>
      <text:p text:style-name="P33">Marin</text:p>
      <text:p text:style-name="P34"/>
      <text:p text:style-name="P35">Nuzlocke permadeath</text:p>
      <text:p text:style-name="P36">NettoHikari</text:p>
      <text:p text:style-name="P37"/>
      <text:p text:style-name="P38"/>
      <text:soft-page-break/>
      <text:p text:style-name="P39">Speed UP</text:p>
      <text:p text:style-name="P40">Marin (og speed up script)</text:p>
      <text:p text:style-name="P41">Phantombass (19.1 version)</text:p>
      <text:p text:style-name="P42">Mashirosakura</text:p>
      <text:p text:style-name="P43">Golisopod User</text:p>
      <text:p text:style-name="P44">D0vid (v21.1 version)</text:p>
      <text:p text:style-name="P45"/>
      <text:p text:style-name="P46">iV and eV allocator</text:p>
      <text:p text:style-name="P47">DemICE</text:p>
      <text:p text:style-name="P48"/>
      <text:p text:style-name="P49"/>
      <text:p text:style-name="P50">Mart Recommandations</text:p>
      <text:p text:style-name="P51">LuxDiablo</text:p>
      <text:p text:style-name="P52">TechSkylander518</text:p>
      <text:p text:style-name="P53"/>
      <text:p text:style-name="P54">Random Pokemon Selector</text:p>
      <text:p text:style-name="P55">ThatWelshOne_</text:p>
      <text:p text:style-name="P56"/>
      <text:p text:style-name="P57">SOS battles</text:p>
      <text:p text:style-name="P58">Thatonekriegerwriter</text:p>
      <text:p text:style-name="P59">Vendily (For Original Script)</text:p>
      <text:p text:style-name="P60"><text:s/>SoloReprise (for v19 Update)</text:p>
      <text:p text:style-name="P61"/>
      <text:p text:style-name="P62">Animations: Gen 8 move animation project</text:p>
      <text:p text:style-name="P63">Project lead by StCooler.</text:p>
      <text:p text:style-name="P64">Contributors: StCooler, DarryBD99, WolfPP, ardicoozer, riddlemeree.</text:p>
      <text:p text:style-name="P65">Thanks to the Reborn team for letting people use their resources. You are awesome.</text:p>
      <text:p text:style-name="P66">Thanks to BellBlitzKing for his Pokemon Sound Effects Pack: Gen 1 to Gen 7 - All Attacks SFX.</text:p>
      <text:p text:style-name="P67"/>
      <text:p text:style-name="P68">Graphics</text:p>
      <text:p text:style-name="P69"/>
      <text:p text:style-name="P70">Eyes Animation</text:p>
      <text:p text:style-name="P71">From Pokémon Nightshade</text:p>
      <text:p text:style-name="P72"/>
      <text:p text:style-name="P73"/>
      <text:p text:style-name="P74"/>
      <text:p text:style-name="P75"/>
      <text:soft-page-break/>
      <text:p text:style-name="P76">Tilesets</text:p>
      <text:p text:style-name="P77"/>
      <text:list text:style-name="LFO1" text:continue-numbering="true">
        <text:list-item>
          <text:p text:style-name="P78">Ekat</text:p>
        </text:list-item>
      </text:list>
      <text:p text:style-name="P79"><text:span text:style-name="T80">2. Heartless Dragoon</text:span><text:span text:style-name="T81"><text:line-break/></text:span><text:span text:style-name="T82">3. Morlockhater</text:span><text:span text:style-name="T83"><text:line-break/></text:span><text:span text:style-name="T84">4. Nemu</text:span><text:span text:style-name="T85"><text:line-break/></text:span><text:span text:style-name="T86">5. Ross Hawkins</text:span><text:span text:style-name="T87"><text:line-break/></text:span><text:span text:style-name="T88">6. Pokemon Dawn</text:span><text:span text:style-name="T89"><text:line-break/></text:span><text:span text:style-name="T90">7. Slimshady</text:span><text:span text:style-name="T91"><text:line-break/></text:span><text:span text:style-name="T92">8. Thedeadheroalistar</text:span><text:span text:style-name="T93"><text:line-break/></text:span><text:span text:style-name="T94">9. The-Red-Ex</text:span><text:span text:style-name="T95"><text:line-break/></text:span><text:span text:style-name="T96">10. Vurtax</text:span><text:span text:style-name="T97"><text:line-break/></text:span><text:span text:style-name="T98">11. Zein</text:span><text:span text:style-name="T99"><text:line-break/></text:span><text:span text:style-name="T100">12. Redblueyellow</text:span><text:span text:style-name="T101"><text:line-break/></text:span><text:span text:style-name="T102">13. Fabnt</text:span><text:span text:style-name="T103"><text:line-break/></text:span><text:span text:style-name="T104">14. War8</text:span><text:span text:style-name="T105"><text:line-break/></text:span><text:span text:style-name="T106">15. Dragoon</text:span><text:span text:style-name="T107"><text:line-break/></text:span><text:span text:style-name="T108">16. Silverdeoxys563</text:span><text:span text:style-name="T109"><text:line-break/></text:span><text:span text:style-name="T110">17. SteamyJ</text:span><text:span text:style-name="T111"><text:line-break/></text:span><text:span text:style-name="T112">18. Anonalpaca</text:span><text:span text:style-name="T113"><text:line-break/></text:span><text:span text:style-name="T114">19. Pokémon Rejuvenation and<text:s/></text:span><text:span text:style-name="T115">Pokémon Reborn team</text:span><text:span text:style-name="T116"><text:line-break/></text:span><text:span text:style-name="T117">20. Puggsoy</text:span><text:span text:style-name="T118"><text:line-break/></text:span><text:span text:style-name="T119">21. Aveontrainer</text:span><text:span text:style-name="T120"><text:line-break/></text:span><text:span text:style-name="T121">22. Idillio</text:span><text:span text:style-name="T122"><text:line-break/></text:span><text:span text:style-name="T123">23. Dasani</text:span><text:span text:style-name="T124"><text:line-break/></text:span><text:span text:style-name="T125">24. Shyin</text:span></text:p>
      <text:p text:style-name="P126"/>
      <text:p text:style-name="P127">Looker sprites</text:p>
      <text:p text:style-name="P128">papurikagakusyu (Papurika)</text:p>
      <text:p text:style-name="P129"/>
      <text:p text:style-name="P130">gen 4 overworlds trainers in gen 3 style</text:p>
      <text:p text:style-name="P131">Dewitty<text:s/></text:p>
      <text:p text:style-name="P132">Bulbapedia.Bulbagarden.net<text:s/></text:p>
      <text:p text:style-name="P133">Chocosrawloid</text:p>
      <text:p text:style-name="P134">Kymotonian</text:p>
      <text:p text:style-name="P135">milomilotic11</text:p>
      <text:p text:style-name="P136">Neo-Spriteman</text:p>
      <text:p text:style-name="P137"/>
      <text:p text:style-name="P138"/>
      <text:p text:style-name="P139"/>
      <text:soft-page-break/>
      <text:p text:style-name="P140">Items overworld sprites</text:p>
      <text:p text:style-name="Sansinterligne"><text:span text:style-name="T141">Wergan</text:span><text:span text:style-name="T142"><text:line-break/></text:span><text:span text:style-name="T143">ImZero</text:span></text:p>
      <text:p text:style-name="P144"/>
      <text:p text:style-name="P145">Ultra Wormhole sprite</text:p>
      <text:p text:style-name="P146">Monika</text:p>
      <text:p text:style-name="P147"/>
      <text:p text:style-name="P148">Armored mewtwo</text:p>
      <text:p text:style-name="P149">Othienka</text:p>
      <text:p text:style-name="P150"/>
      <text:p text:style-name="P151">Gen 8 pack</text:p>
      <text:p text:style-name="P152">Battler Sprites:</text:p>
      <text:p text:style-name="P153"/>
      <text:p text:style-name="P154">Gen 1-5 Pokemon Sprites <text:s text:c="5"/>- veekun</text:p>
      <text:p text:style-name="P155">Gen 6 Pokemon Sprites <text:s text:c="7"/>- All Contributors To Smogon X/Y Sprite Project</text:p>
      <text:p text:style-name="P156">Gen 7 Pokemon Sprites <text:s text:c="7"/>- All Contributors To Smogon Sun/Moon Sprite Project</text:p>
      <text:p text:style-name="P157">Gen 8 Pokemon Sprites <text:s text:c="7"/>- All Contributors To Smogon <text:s/>Sword/Shield Sprite Project</text:p>
      <text:p text:style-name="P158"/>
      <text:p text:style-name="P159">Overworld Sprites</text:p>
      <text:p text:style-name="P160"/>
      <text:p text:style-name="P161">Gen 6+ Berry Tree Overworlds - Anarlaurendil</text:p>
      <text:p text:style-name="P162">Gen 6 Pokemon Overworlds <text:s text:c="4"/>- princess-pheonix, LunarDusk, Wolfang62, TintjeMadelintje101, piphybuilder88</text:p>
      <text:p text:style-name="P163">Gen 7 Pokemon Overworlds <text:s text:c="4"/>- Larry Turbo, princess-pheonix</text:p>
      <text:p text:style-name="P164">Gen 8 Pokemon Overworlds <text:s text:c="4"/>- SageDeoxys, Wolfang62, LarryTurbo, tammyclaydon</text:p>
      <text:p text:style-name="P165">Gen 1-5 Pokemon Overworlds <text:s text:c="2"/>- MissingLukey, help-14, Kymoyonian, cSc-A7X, 2and2makes5, Pokegirl4ever, Fernandojl, Silver-Skies, TyranitarDark, Getsuei-H, Kid1513, Milomilotic11, Kyt666, kdiamo11, Chocosrawlooid, Syledude, Gallanty, Gizamimi-Pichu, 2and2makes5, Zyon17,LarryTurbo, spritesstealer, LarryTurbo</text:p>
      <text:p text:style-name="P166"/>
      <text:p text:style-name="P167">Icon Sprites</text:p>
      <text:p text:style-name="P168"/>
      <text:p text:style-name="P169">Gen 1-6 Pokemon Icon Sprites - Alaguesia</text:p>
      <text:p text:style-name="P170">Gen 7 Pokemon Icon Sprites <text:s text:c="2"/>- Marin, MapleBranchWing, Contributors to the DS Styled Gen 7+ Repository</text:p>
      <text:p text:style-name="P171">Gen 8 Icon Sprites <text:s text:c="10"/>- Larry Turbo, Leparagon</text:p>
      <text:p text:style-name="P172"/>
      <text:p text:style-name="P173">Cry Credits:</text:p>
      <text:p text:style-name="P174"/>
      <text:p text:style-name="P175">Gen 1-6 Pokemon Cries <text:s text:c="7"/>- Rhyden</text:p>
      <text:p text:style-name="P176">Gen 7 Pokemon Cries <text:s text:c="9"/>- Marin, Rhyden</text:p>
      <text:p text:style-name="P177">Gen 8 Pokemon Cries <text:s text:c="9"/>- Zeak6464</text:p>
      <text:p text:style-name="P178"/>
      <text:p text:style-name="P179">Script Credits:</text:p>
      <text:p text:style-name="P180"/>
      <text:p text:style-name="P181">Golisopod User, Luka S.J.</text:p>
      <text:p text:style-name="P182"/>
      <text:p text:style-name="P183">Compilation of Resources:</text:p>
      <text:p text:style-name="P184"/>
      <text:p text:style-name="P185">Golisopod User, UberDunsparce</text:p>
      <text:p text:style-name="P186"/>
      <text:p text:style-name="P187">Thanks to</text:p>
      <text:p text:style-name="P188">Earth for their feedback</text:p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watrinet</meta:initial-creator>
    <dc:creator>quentin watrinet</dc:creator>
    <meta:creation-date>2022-08-10T16:03:00Z</meta:creation-date>
    <dc:date>2024-07-02T17:10:00Z</dc:date>
    <meta:template xlink:href="Normal" xlink:type="simple"/>
    <meta:editing-cycles>14</meta:editing-cycles>
    <meta:editing-duration>PT4380S</meta:editing-duration>
    <meta:document-statistic meta:page-count="5" meta:paragraph-count="6" meta:word-count="492" meta:character-count="3195" meta:row-count="22" meta:non-whitespace-character-count="2709"/>
  </office:meta>
</office:document-meta>
</file>